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master-page-name="First_20_Page">
      <style:paragraph-properties style:page-number="auto"/>
    </style:style>
    <style:style style:name="P7" style:family="paragraph" style:parent-style-name="Heading" style:list-style-name="L1"/>
    <style:style style:name="P8" style:family="paragraph" style:parent-style-name="Heading" style:list-style-name="L1">
      <style:text-properties officeooo:rsid="000652db" officeooo:paragraph-rsid="000652d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 <text:text-input text:description="&lt;company.city&gt;">&lt;company.city&gt;</text:text-input></text:p>
      <text:p text:style-name="P3"/>
      <text:p text:style-name="P1">Nouméa le, <text:text-input text:description="&lt;arrow_today()&gt;">&lt;arrow_today()&gt;</text:text-input></text:p>
      <text:p text:style-name="P3"/>
      <text:p text:style-name="P5"><text:text-input text:description="&lt;o.partner_id.fullname&gt;">&lt;o.partner_id.fullname&gt;</text:text-input></text:p>
      <text:p text:style-name="P3"/>
      <text:p text:style-name="P3"><text:text-input text:description="&lt;o.partner_id.title.name&gt;">&lt;o.partner_id.title.name&gt;</text:text-input>, vous avez rendez-vous à la Clinique de la Baie des Citrons :</text:p>
      <text:p text:style-name="P3"/>
      <text:list xml:id="list5659547792804707571" text:style-name="L1">
        <text:list-item>
          <text:p text:style-name="P8"><text:text-input text:description="&lt;if test=&quot;o.preop_meeting_id&quot;&gt;">&lt;if test="o.preop_meeting_id&gt;</text:text-input> blabla il y a un rendez vous pre op<text:text-input text:description="&lt;/if&gt;">&lt;/if&gt;</text:text-input></text:p>
        </text:list-item>
        <text:list-item>
          <text:p text:style-name="P7">Pour la consultation d'anesthésie le : <text:text-input text:description="&lt;only_time2()&gt;">&lt;only_time2()&gt;</text:text-input><text:line-break/>à la Clinique de la Baie des Citrons<text:line-break/>En cas d'empêchement merci de prévenir dès que possible au : 26 08 56</text:p>
        </text:list-item>
        <text:list-item>
          <text:p text:style-name="P7">Pour la chirurgie le: <text:text-input text:description="&lt;o.bloc_agenda_id.wd&gt;">&lt;o.bloc_agenda_id.wd&gt;</text:text-input> à <text:text-input text:description="&lt;o.notification_time&gt;">&lt;o.notification_time&gt;</text:text-input><text:line-break/>à jeun depuis 1h du matin<text:line-break/>à la Clinique de la Baie des Citrons.</text:p>
        </text:list-item>
      </text:list>
      <text:p text:style-name="P4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cm" loext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8-07-10T20:24:22.060148355</dc:date>
    <meta:editing-duration>PT6H20M53S</meta:editing-duration>
    <meta:editing-cycles>92</meta:editing-cycles>
    <meta:generator>LibreOffice/5.2.7.2$Linux_X86_64 LibreOffice_project/20m0$Build-2</meta:generator>
    <dc:creator>Laurent FRANCOIS</dc:creator>
    <meta:document-statistic meta:table-count="0" meta:image-count="0" meta:object-count="0" meta:page-count="1" meta:paragraph-count="12" meta:word-count="122" meta:character-count="653" meta:non-whitespace-character-count="578"/>
  </office:meta>
</office:document-meta>
</file>